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pressionFactory.getExpression( String language ,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ExpressionFactory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xpressionFactory.getExpression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ExpressionFactory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